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2.238cm" fo:min-width="4.896cm"/>
      <style:paragraph-properties style:writing-mode="lr-tb"/>
    </style:style>
    <style:style style:name="gr2" style:family="graphic" style:parent-style-name="standard">
      <style:graphic-properties svg:stroke-color="#000000" draw:fill-color="#00a933" draw:textarea-horizontal-align="justify" draw:textarea-vertical-align="middle" draw:auto-grow-height="false" fo:min-height="1.843cm" fo:min-width="1.524cm"/>
      <style:paragraph-properties style:writing-mode="lr-tb"/>
    </style:style>
    <style:style style:name="gr3" style:family="graphic" style:parent-style-name="standard">
      <style:graphic-properties svg:stroke-color="#000000" draw:fill-color="#ffff6d" draw:textarea-horizontal-align="justify" draw:textarea-vertical-align="middle" draw:auto-grow-height="false" fo:min-height="1.508cm" fo:min-width="5.84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3cm" fo:min-width="1.936cm"/>
      <style:paragraph-properties style:writing-mode="lr-tb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2.983cm" fo:min-width="4.704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ffff6d" draw:textarea-horizontal-align="justify" draw:textarea-vertical-align="middle" draw:auto-grow-height="false" fo:min-height="1.861cm" fo:min-width="2.09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861cm" fo:min-width="2.0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1.66cm"/>
      <style:paragraph-properties style:writing-mode="lr-tb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2.163cm" fo:min-width="5.72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817cm" fo:min-width="2.643cm"/>
      <style:paragraph-properties style:writing-mode="lr-tb"/>
    </style:style>
    <style:style style:name="gr11" style:family="graphic" style:parent-style-name="standard">
      <style:graphic-properties svg:stroke-color="#000000" draw:fill-color="#ffff6d" draw:textarea-horizontal-align="justify" draw:textarea-vertical-align="middle" draw:auto-grow-height="false" fo:min-height="1.817cm" fo:min-width="2.643cm"/>
      <style:paragraph-properties style:writing-mode="lr-tb"/>
    </style:style>
    <style:style style:name="gr12" style:family="graphic" style:parent-style-name="standard">
      <style:graphic-properties svg:stroke-color="#000000" draw:fill-color="#00a933" draw:textarea-horizontal-align="justify" draw:textarea-vertical-align="middle" draw:auto-grow-height="false" fo:min-height="2.164cm" fo:min-width="1.532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77cm" fo:min-width="2.01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2.28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77cm" fo:min-width="1.962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77cm" fo:min-width="2.016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2.554cm"/>
      <style:paragraph-properties style:writing-mode="lr-tb"/>
    </style:style>
    <style:style style:name="gr18" style:family="graphic" style:parent-style-name="standard">
      <style:graphic-properties svg:stroke-color="#000000" draw:fill-color="#00a933" draw:textarea-horizontal-align="justify" draw:textarea-vertical-align="middle" draw:auto-grow-height="false" fo:min-height="1.846cm" fo:min-width="1.406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817cm" fo:min-width="2.465cm"/>
      <style:paragraph-properties style:writing-mode="lr-tb"/>
    </style:style>
    <style:style style:name="gr20" style:family="graphic" style:parent-style-name="standard">
      <style:graphic-properties svg:stroke-color="#000000" draw:fill-color="#ffff6d" draw:textarea-horizontal-align="justify" draw:textarea-vertical-align="middle" draw:auto-grow-height="false" fo:min-height="1.817cm" fo:min-width="2.465cm"/>
      <style:paragraph-properties style:writing-mode="lr-tb"/>
    </style:style>
    <style:style style:name="gr21" style:family="graphic" style:parent-style-name="standard">
      <style:graphic-properties svg:stroke-color="#000000" draw:fill-color="#ffff6d" draw:textarea-horizontal-align="justify" draw:textarea-vertical-align="middle" draw:auto-grow-height="false" fo:min-height="2.175cm" fo:min-width="3.721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2.374cm"/>
      <style:paragraph-properties style:writing-mode="lr-tb"/>
    </style:style>
    <style:style style:name="gr23" style:family="graphic" style:parent-style-name="standard">
      <style:graphic-properties svg:stroke-color="#000000" draw:fill-color="#00a933" draw:textarea-horizontal-align="justify" draw:textarea-vertical-align="middle" draw:auto-grow-height="false" fo:min-height="1.656cm" fo:min-width="1.278cm"/>
      <style:paragraph-properties style:writing-mode="lr-tb"/>
    </style:style>
    <style:style style:name="gr24" style:family="graphic" style:parent-style-name="objectwithoutfill">
      <style:graphic-properties svg:stroke-color="#000000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" style:family="paragraph">
      <loext:graphic-properties draw:fill-color="#ffff6d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ffff6d"/>
      <style:paragraph-properties fo:text-align="center" style:writing-mode="lr-tb"/>
    </style:style>
    <style:style style:name="P14" style:family="paragraph">
      <loext:graphic-properties draw:fill-color="#00a933"/>
      <style:paragraph-properties fo:text-align="center" style:writing-mode="lr-tb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5.396cm" svg:height="2.488cm" svg:x="50.462cm" svg:y="39.003cm">
          <text:p text:style-name="P1">Us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39" draw:id="id39" draw:layer="layout" svg:width="4.048cm" svg:height="4.185cm" svg:x="36.362cm" svg:y="37.416cm">
          <text:p text:style-name="P3"><text:span text:style-name="T1">Memili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xml:id="id23" draw:id="id23" draw:layer="layout" svg:width="8.973cm" svg:height="2.486cm" svg:x="40.624cm" svg:y="45.377cm">
          <text:p text:style-name="P3"><text:span text:style-name="T1">user_username</text:span></text:p>
          <text:p text:style-name="P5"><text:span text:style-name="T1">(p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0" draw:id="id20" draw:layer="layout" svg:width="3.444cm" svg:height="1.841cm" svg:x="56.954cm" svg:y="47.72cm">
          <text:p text:style-name="P3"><text:span text:style-name="T1">ful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7" draw:id="id37" draw:layer="layout" svg:width="5.204cm" svg:height="3.233cm" svg:x="17.129cm" svg:y="37.518cm">
          <text:p text:style-name="P1">Movie</text:p>
          <draw:enhanced-geometry svg:viewBox="0 0 21600 21600" draw:type="rectangle" draw:enhanced-path="M 0 0 L 21600 0 21600 21600 0 21600 0 0 Z N"/>
        </draw:custom-shape>
        <draw:custom-shape draw:style-name="gr6" draw:text-style-name="P9" xml:id="id46" draw:id="id46" draw:layer="layout" svg:width="3.662cm" svg:height="2.985cm" svg:x="8.895cm" svg:y="42.91cm">
          <text:p text:style-name="P8"><text:span text:style-name="T2">movie_id</text:span>(pk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0" draw:id="id40" draw:layer="layout" svg:width="3.662cm" svg:height="2.985cm" svg:x="30.84cm" svg:y="43.021cm">
          <text:p text:style-name="P3"><text:span text:style-name="T1">Po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5" draw:id="id45" draw:layer="layout" svg:width="3.662cm" svg:height="2.985cm" svg:x="10.038cm" svg:y="47.926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4" draw:id="id44" draw:layer="layout" svg:width="3.662cm" svg:height="2.985cm" svg:x="15.613cm" svg:y="50.482cm">
          <text:p text:style-name="P3"><text:span text:style-name="T1">dir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3" draw:id="id43" draw:layer="layout" svg:width="3.662cm" svg:height="2.985cm" svg:x="21.781cm" svg:y="51.228cm">
          <text:p text:style-name="P3"><text:span text:style-name="T1">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2" draw:id="id42" draw:layer="layout" svg:width="3.662cm" svg:height="2.985cm" svg:x="27.563cm" svg:y="50.233cm">
          <text:p text:style-name="P3"><text:span text:style-name="T1">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1" draw:id="id41" draw:layer="layout" svg:width="3.662cm" svg:height="2.985cm" svg:x="31.611cm" svg:y="46.752cm">
          <text:p text:style-name="P3"><text:span text:style-name="T1">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9" draw:id="id19" draw:layer="layout" svg:width="3.444cm" svg:height="1.841cm" svg:x="59.615cm" svg:y="45.209cm">
          <text:p text:style-name="P3"><text:span text:style-name="T1">no.tel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1" draw:id="id21" draw:layer="layout" svg:width="3.444cm" svg:height="1.841cm" svg:x="52.727cm" svg:y="48.054cm">
          <text:p text:style-name="P3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444cm" svg:height="1.841cm" svg:x="48.501cm" svg:y="47.552cm">
          <text:p text:style-name="P3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24" draw:id="id24" draw:layer="layout" svg:width="4.318cm" svg:height="4.572cm" svg:x="50.403cm" svg:y="13.7cm">
          <text:p text:style-name="P10"><text:span text:style-name="T3">melakuk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9" draw:id="id9" draw:layer="layout" svg:width="6.223cm" svg:height="2.413cm" svg:x="57.388cm" svg:y="14.462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4.445cm" svg:height="2.921cm" svg:x="68.31cm" svg:y="2.522cm">
          <text:p text:style-name="P1">categ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6" draw:id="id16" draw:layer="layout" svg:width="4.445cm" svg:height="2.921cm" svg:x="70.977cm" svg:y="6.078cm">
          <text:p text:style-name="P1">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11" draw:id="id11" draw:layer="layout" svg:width="4.445cm" svg:height="2.921cm" svg:x="52.351cm" svg:y="9.888cm">
          <text:p text:style-name="P1">orderid(P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3" draw:id="id13" draw:layer="layout" svg:width="4.445cm" svg:height="2.921cm" svg:x="56.499cm" svg:y="2.268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4" draw:id="id14" draw:layer="layout" svg:width="4.445cm" svg:height="2.921cm" svg:x="62.341cm" svg:y="1.506cm">
          <text:p text:style-name="P1">se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7" draw:id="id17" draw:layer="layout" svg:width="4.445cm" svg:height="2.921cm" svg:x="72.374cm" svg:y="9.507cm">
          <text:p text:style-name="P1">Order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2" draw:id="id12" draw:layer="layout" svg:width="4.445cm" svg:height="2.921cm" svg:x="53.07cm" svg:y="5.951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10" draw:id="id10" draw:layer="layout" svg:width="4.064cm" svg:height="4.826cm" svg:x="58.531cm" svg:y="22.844cm">
          <text:p text:style-name="P1">Menont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5.396cm" svg:height="2.488cm" svg:x="67.167cm" svg:y="24.495cm">
          <text:p text:style-name="P1">Show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5" xml:id="id1" draw:id="id1" draw:layer="layout" svg:width="3.556cm" svg:height="2.159cm" svg:x="74.003cm" svg:y="18.526cm">
          <text:p text:style-name="P8"><text:span text:style-name="T2">movieid</text:span>(p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8" draw:id="id8" draw:layer="layout" svg:width="3.937cm" svg:height="2.54cm" svg:x="72.733cm" svg:y="33.385cm">
          <text:p text:style-name="P1">theatr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" draw:id="id3" draw:layer="layout" svg:width="3.482cm" svg:height="2.159cm" svg:x="76.924cm" svg:y="21.193cm">
          <text:p text:style-name="P1">movi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7" draw:id="id7" draw:layer="layout" svg:width="3.556cm" svg:height="2.159cm" svg:x="77.813cm" svg:y="31.988cm">
          <text:p text:style-name="P1">h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6" draw:id="id6" draw:layer="layout" svg:width="4.318cm" svg:height="2.413cm" svg:x="77.813cm" svg:y="28.94cm">
          <text:p text:style-name="P1">platinum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5" draw:id="id5" draw:layer="layout" svg:width="3.556cm" svg:height="2.159cm" svg:x="78.448cm" svg:y="26.527cm">
          <text:p text:style-name="P1">gold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4" draw:id="id4" draw:layer="layout" svg:width="3.556cm" svg:height="2.159cm" svg:x="78.321cm" svg:y="23.987cm">
          <text:p text:style-name="P1">silver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5.204cm" svg:height="3.233cm" svg:x="35.674cm" svg:y="16.944cm">
          <text:p text:style-name="P1">Theatre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8" draw:id="id38" draw:layer="layout" svg:width="3.81cm" svg:height="4.191cm" svg:x="36.484cm" svg:y="24.622cm">
          <text:p text:style-name="P1">Memili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12" xml:id="id32" draw:id="id32" draw:layer="layout" svg:width="4.191cm" svg:height="2.921cm" svg:x="43.926cm" svg:y="13.827cm">
          <text:p text:style-name="P1">sil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3" xml:id="id25" draw:id="id25" draw:layer="layout" svg:width="4.191cm" svg:height="2.921cm" svg:x="27.289cm" svg:y="13.319cm">
          <text:p text:style-name="P1">theatre_id(p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9" draw:id="id29" draw:layer="layout" svg:width="4.191cm" svg:height="2.921cm" svg:x="36.052cm" svg:y="4.175cm">
          <text:p text:style-name="P1">h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31" draw:id="id31" draw:layer="layout" svg:width="4.191cm" svg:height="2.921cm" svg:x="44.053cm" svg:y="10.271cm">
          <text:p text:style-name="P1">g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7" draw:id="id27" draw:layer="layout" svg:width="4.191cm" svg:height="2.921cm" svg:x="27.543cm" svg:y="9.63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30" draw:id="id30" draw:layer="layout" svg:width="4.191cm" svg:height="2.921cm" svg:x="41.259cm" svg:y="6.334cm">
          <text:p text:style-name="P1">plati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8" draw:id="id28" draw:layer="layout" svg:width="4.191cm" svg:height="2.921cm" svg:x="31.099cm" svg:y="6.334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4" draw:id="id34" draw:layer="layout" svg:width="5.204cm" svg:height="3.233cm" svg:x="9.89cm" svg:y="7.731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1" draw:text-style-name="P13" xml:id="id33" draw:id="id33" draw:layer="layout" svg:width="5.969cm" svg:height="3.429cm" svg:x="2.016cm" svg:y="2.27cm">
          <text:p text:style-name="P1">username(p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35" draw:id="id35" draw:layer="layout" svg:width="4.064cm" svg:height="2.794cm" svg:x="18.653cm" svg:y="2.905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36" draw:id="id36" draw:layer="layout" svg:width="3.556cm" svg:height="3.81cm" svg:x="10.652cm" svg:y="15.224cm">
          <text:p text:style-name="P1">meman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6" draw:layer="layout" draw:type="line" svg:x1="74.003cm" svg:y1="19.605cm" svg:x2="72.563cm" svg:y2="25.739cm" draw:start-shape="id1" draw:end-shape="id2" draw:end-glue-point="1" svg:d="M74003 19605l-1440 6134" svg:viewBox="0 0 1441 6135">
          <text:p/>
        </draw:connector>
        <draw:connector draw:style-name="gr24" draw:text-style-name="P16" draw:layer="layout" draw:type="line" svg:x1="72.563cm" svg:y1="25.739cm" svg:x2="76.924cm" svg:y2="22.273cm" draw:start-shape="id2" draw:start-glue-point="1" draw:end-shape="id3" draw:end-glue-point="6" svg:d="M72563 25739l4361-3466" svg:viewBox="0 0 4362 3467">
          <text:p/>
        </draw:connector>
        <draw:connector draw:style-name="gr24" draw:text-style-name="P16" draw:layer="layout" draw:type="line" svg:x1="72.563cm" svg:y1="25.74cm" svg:x2="78.321cm" svg:y2="25.067cm" draw:end-shape="id4" draw:end-glue-point="6" svg:d="M72563 25740l5758-673" svg:viewBox="0 0 5759 674">
          <text:p/>
        </draw:connector>
        <draw:connector draw:style-name="gr24" draw:text-style-name="P16" draw:layer="layout" draw:type="line" svg:x1="72.563cm" svg:y1="25.741cm" svg:x2="78.448cm" svg:y2="27.607cm" draw:end-shape="id5" draw:end-glue-point="6" svg:d="M72563 25741l5885 1866" svg:viewBox="0 0 5886 1867">
          <text:p/>
        </draw:connector>
        <draw:connector draw:style-name="gr24" draw:text-style-name="P16" draw:layer="layout" draw:type="line" svg:x1="72.564cm" svg:y1="25.741cm" svg:x2="77.813cm" svg:y2="30.147cm" draw:end-shape="id6" draw:end-glue-point="6" svg:d="M72564 25741l5249 4406" svg:viewBox="0 0 5250 4407">
          <text:p/>
        </draw:connector>
        <draw:connector draw:style-name="gr24" draw:text-style-name="P16" draw:layer="layout" draw:type="line" svg:x1="72.565cm" svg:y1="25.741cm" svg:x2="77.813cm" svg:y2="33.068cm" draw:end-shape="id7" draw:end-glue-point="6" svg:d="M72565 25741l5248 7327" svg:viewBox="0 0 5249 7328">
          <text:p/>
        </draw:connector>
        <draw:connector draw:style-name="gr24" draw:text-style-name="P16" draw:layer="layout" draw:type="line" svg:x1="72.565cm" svg:y1="25.742cm" svg:x2="74.702cm" svg:y2="33.385cm" draw:end-shape="id8" draw:end-glue-point="4" svg:d="M72565 25742l2137 7643" svg:viewBox="0 0 2138 7644">
          <text:p/>
        </draw:connector>
        <draw:connector draw:style-name="gr24" draw:text-style-name="P16" draw:layer="layout" draw:type="line" svg:x1="60.499cm" svg:y1="16.875cm" svg:x2="60.563cm" svg:y2="22.844cm" draw:start-shape="id9" draw:start-glue-point="2" draw:end-shape="id10" draw:end-glue-point="4" svg:d="M60499 16875l64 5969" svg:viewBox="0 0 65 5970">
          <text:p/>
        </draw:connector>
        <draw:connector draw:style-name="gr24" draw:text-style-name="P16" draw:layer="layout" draw:type="line" svg:x1="62.595cm" svg:y1="25.257cm" svg:x2="67.167cm" svg:y2="25.739cm" draw:start-shape="id10" draw:start-glue-point="7" draw:end-shape="id2" draw:end-glue-point="3" svg:d="M62595 25257l4572 482" svg:viewBox="0 0 4573 483">
          <text:p/>
        </draw:connector>
        <draw:connector draw:style-name="gr24" draw:text-style-name="P16" draw:layer="layout" draw:type="line" svg:x1="60.499cm" svg:y1="14.462cm" svg:x2="56.796cm" svg:y2="11.349cm" draw:start-shape="id9" draw:start-glue-point="0" draw:end-shape="id11" draw:end-glue-point="10" svg:d="M60499 14462l-3703-3113" svg:viewBox="0 0 3704 3114">
          <text:p/>
        </draw:connector>
        <draw:connector draw:style-name="gr24" draw:text-style-name="P16" draw:layer="layout" draw:type="line" svg:x1="60.499cm" svg:y1="14.462cm" svg:x2="56.864cm" svg:y2="8.445cm" draw:start-shape="id9" draw:start-glue-point="0" draw:end-shape="id12" draw:end-glue-point="9" svg:d="M60499 14462l-3635-6017" svg:viewBox="0 0 3636 6018">
          <text:p/>
        </draw:connector>
        <draw:connector draw:style-name="gr24" draw:text-style-name="P16" draw:layer="layout" draw:type="line" svg:x1="60.499cm" svg:y1="14.462cm" svg:x2="58.722cm" svg:y2="5.189cm" draw:start-shape="id9" draw:start-glue-point="0" draw:end-shape="id13" draw:end-glue-point="8" svg:d="M60499 14462l-1777-9273" svg:viewBox="0 0 1778 9274">
          <text:p/>
        </draw:connector>
        <draw:connector draw:style-name="gr24" draw:text-style-name="P16" draw:layer="layout" draw:type="line" svg:x1="60.499cm" svg:y1="14.462cm" svg:x2="64.564cm" svg:y2="4.427cm" draw:start-shape="id9" draw:start-glue-point="0" draw:end-shape="id14" draw:end-glue-point="8" svg:d="M60499 14462l4065-10035" svg:viewBox="0 0 4066 10036">
          <text:p/>
        </draw:connector>
        <draw:connector draw:style-name="gr24" draw:text-style-name="P16" draw:layer="layout" draw:type="line" svg:x1="60.499cm" svg:y1="14.462cm" svg:x2="68.961cm" svg:y2="5.016cm" draw:start-shape="id9" draw:start-glue-point="0" draw:end-shape="id15" draw:end-glue-point="7" svg:d="M60499 14462l8462-9446" svg:viewBox="0 0 8463 9447">
          <text:p/>
        </draw:connector>
        <draw:connector draw:style-name="gr24" draw:text-style-name="P16" draw:layer="layout" draw:type="line" svg:x1="60.499cm" svg:y1="14.462cm" svg:x2="70.977cm" svg:y2="7.539cm" draw:start-shape="id9" draw:start-glue-point="0" draw:end-shape="id16" draw:end-glue-point="6" svg:d="M60499 14462l10478-6923" svg:viewBox="0 0 10479 6924">
          <text:p/>
        </draw:connector>
        <draw:connector draw:style-name="gr24" draw:text-style-name="P16" draw:layer="layout" draw:type="line" svg:x1="60.499cm" svg:y1="14.462cm" svg:x2="72.374cm" svg:y2="10.968cm" draw:start-shape="id9" draw:start-glue-point="0" draw:end-shape="id17" draw:end-glue-point="6" svg:d="M60499 14462l11875-3494" svg:viewBox="0 0 11876 3495">
          <text:p/>
        </draw:connector>
        <draw:connector draw:style-name="gr24" draw:text-style-name="P16" draw:layer="layout" draw:type="line" svg:x1="53.16cm" svg:y1="41.491cm" svg:x2="60.119cm" svg:y2="45.478cm" draw:start-shape="id18" draw:start-glue-point="2" draw:end-shape="id19" draw:end-glue-point="5" svg:d="M53160 41491l6959 3987" svg:viewBox="0 0 6960 3988">
          <text:p/>
        </draw:connector>
        <draw:connector draw:style-name="gr24" draw:text-style-name="P16" draw:layer="layout" draw:type="line" svg:x1="53.161cm" svg:y1="41.492cm" svg:x2="58.676cm" svg:y2="47.72cm" draw:end-shape="id20" draw:end-glue-point="4" svg:d="M53161 41492l5515 6228" svg:viewBox="0 0 5516 6229">
          <text:p/>
        </draw:connector>
        <draw:connector draw:style-name="gr24" draw:text-style-name="P16" draw:layer="layout" draw:type="line" svg:x1="53.162cm" svg:y1="41.492cm" svg:x2="54.449cm" svg:y2="48.054cm" draw:end-shape="id21" draw:end-glue-point="4" svg:d="M53162 41492l1287 6562" svg:viewBox="0 0 1288 6563">
          <text:p/>
        </draw:connector>
        <draw:connector draw:style-name="gr24" draw:text-style-name="P16" draw:layer="layout" draw:type="line" svg:x1="53.163cm" svg:y1="41.492cm" svg:x2="50.223cm" svg:y2="47.552cm" draw:end-shape="id22" draw:end-glue-point="4" svg:d="M53163 41492l-2940 6060" svg:viewBox="0 0 2941 6061">
          <text:p/>
        </draw:connector>
        <draw:connector draw:style-name="gr24" draw:text-style-name="P16" draw:layer="layout" draw:type="line" svg:x1="53.163cm" svg:y1="41.492cm" svg:x2="48.283cm" svg:y2="45.741cm" draw:end-shape="id23" draw:end-glue-point="11" svg:d="M53163 41492l-4880 4249" svg:viewBox="0 0 4881 4250">
          <text:p/>
        </draw:connector>
        <draw:connector draw:style-name="gr24" draw:text-style-name="P16" draw:layer="layout" draw:type="line" svg:x1="53.16cm" svg:y1="39.003cm" svg:x2="52.562cm" svg:y2="18.272cm" draw:start-shape="id18" draw:start-glue-point="0" draw:end-shape="id24" draw:end-glue-point="6" svg:d="M53160 39003l-598-20731" svg:viewBox="0 0 599 20732">
          <text:p/>
        </draw:connector>
        <draw:connector draw:style-name="gr24" draw:text-style-name="P16" draw:layer="layout" draw:type="line" svg:x1="54.721cm" svg:y1="15.986cm" svg:x2="57.388cm" svg:y2="15.668cm" draw:start-shape="id24" draw:start-glue-point="7" draw:end-shape="id9" draw:end-glue-point="3" svg:d="M54721 15986l2667-318" svg:viewBox="0 0 2668 319">
          <text:p/>
        </draw:connector>
        <draw:connector draw:style-name="gr24" draw:text-style-name="P16" draw:layer="layout" draw:type="line" svg:x1="31.48cm" svg:y1="14.78cm" svg:x2="38.276cm" svg:y2="16.944cm" draw:start-shape="id25" draw:start-glue-point="10" draw:end-shape="id26" draw:end-glue-point="0" svg:d="M31480 14780l6796 2164" svg:viewBox="0 0 6797 2165">
          <text:p/>
        </draw:connector>
        <draw:connector draw:style-name="gr24" draw:text-style-name="P16" draw:layer="layout" draw:type="line" svg:x1="31.121cm" svg:y1="12.13cm" svg:x2="38.276cm" svg:y2="16.944cm" draw:start-shape="id27" draw:start-glue-point="9" draw:end-shape="id26" draw:end-glue-point="0" svg:d="M31121 12130l7155 4814" svg:viewBox="0 0 7156 4815">
          <text:p/>
        </draw:connector>
        <draw:connector draw:style-name="gr24" draw:text-style-name="P16" draw:layer="layout" draw:type="line" svg:x1="33.195cm" svg:y1="9.255cm" svg:x2="38.276cm" svg:y2="16.944cm" draw:start-shape="id28" draw:start-glue-point="8" draw:end-shape="id26" draw:end-glue-point="0" svg:d="M33195 9255l5081 7689" svg:viewBox="0 0 5082 7690">
          <text:p/>
        </draw:connector>
        <draw:connector draw:style-name="gr24" draw:text-style-name="P16" draw:layer="layout" draw:type="line" svg:x1="38.148cm" svg:y1="7.096cm" svg:x2="38.276cm" svg:y2="16.944cm" draw:start-shape="id29" draw:start-glue-point="8" draw:end-shape="id26" draw:end-glue-point="0" svg:d="M38148 7096l128 9848" svg:viewBox="0 0 129 9849">
          <text:p/>
        </draw:connector>
        <draw:connector draw:style-name="gr24" draw:text-style-name="P16" draw:layer="layout" draw:type="line" svg:x1="41.872cm" svg:y1="8.828cm" svg:x2="38.276cm" svg:y2="16.944cm" draw:start-shape="id30" draw:start-glue-point="7" draw:end-shape="id26" draw:end-glue-point="0" svg:d="M41872 8828l-3596 8116" svg:viewBox="0 0 3597 8117">
          <text:p/>
        </draw:connector>
        <draw:connector draw:style-name="gr24" draw:text-style-name="P16" draw:layer="layout" draw:type="line" svg:x1="44.053cm" svg:y1="11.732cm" svg:x2="38.276cm" svg:y2="16.944cm" draw:start-shape="id31" draw:start-glue-point="6" draw:end-shape="id26" draw:end-glue-point="0" svg:d="M44053 11732l-5777 5212" svg:viewBox="0 0 5778 5213">
          <text:p/>
        </draw:connector>
        <draw:connector draw:style-name="gr24" draw:text-style-name="P16" draw:layer="layout" draw:type="line" svg:x1="38.276cm" svg:y1="16.944cm" svg:x2="43.926cm" svg:y2="15.288cm" draw:start-shape="id26" draw:start-glue-point="0" draw:end-shape="id32" draw:end-glue-point="6" svg:d="M38276 16944l5650-1656" svg:viewBox="0 0 5651 1657">
          <text:p/>
        </draw:connector>
        <draw:connector draw:style-name="gr24" draw:text-style-name="P16" draw:layer="layout" draw:type="line" svg:x1="5.001cm" svg:y1="5.699cm" svg:x2="9.89cm" svg:y2="9.347cm" draw:start-shape="id33" draw:start-glue-point="8" draw:end-shape="id34" draw:end-glue-point="3" svg:d="M5001 5699l4889 3648" svg:viewBox="0 0 4890 3649">
          <text:p/>
        </draw:connector>
        <draw:connector draw:style-name="gr24" draw:text-style-name="P16" draw:layer="layout" draw:type="line" svg:x1="19.248cm" svg:y1="5.29cm" svg:x2="15.094cm" svg:y2="9.347cm" draw:start-shape="id35" draw:start-glue-point="7" draw:end-shape="id34" draw:end-glue-point="1" svg:d="M19248 5290l-4154 4057" svg:viewBox="0 0 4155 4058">
          <text:p/>
        </draw:connector>
        <draw:connector draw:style-name="gr24" draw:text-style-name="P16" draw:layer="layout" draw:type="line" svg:x1="12.492cm" svg:y1="10.964cm" svg:x2="12.43cm" svg:y2="15.224cm" draw:start-shape="id34" draw:start-glue-point="2" draw:end-shape="id36" draw:end-glue-point="4" svg:d="M12492 10964l-62 4260" svg:viewBox="0 0 63 4261">
          <text:p/>
        </draw:connector>
        <draw:connector draw:style-name="gr25" draw:text-style-name="P17" draw:layer="layout" svg:x1="12.43cm" svg:y1="19.034cm" svg:x2="38.276cm" svg:y2="20.177cm" draw:start-shape="id36" draw:start-glue-point="6" draw:end-shape="id26" draw:end-glue-point="2" svg:d="M12430 19034v1643h25846v-500" svg:viewBox="0 0 25847 1644">
          <text:p/>
        </draw:connector>
        <draw:connector draw:style-name="gr25" draw:text-style-name="P17" draw:layer="layout" svg:x1="19.731cm" svg:y1="37.518cm" svg:x2="38.389cm" svg:y2="28.813cm" draw:start-shape="id37" draw:start-glue-point="0" draw:end-shape="id38" draw:end-glue-point="6" svg:d="M19731 37518v-4353h18658v-4352" svg:viewBox="0 0 18659 8706">
          <text:p/>
        </draw:connector>
        <draw:connector draw:style-name="gr24" draw:text-style-name="P16" draw:layer="layout" draw:type="line" svg:x1="38.276cm" svg:y1="20.177cm" svg:x2="38.389cm" svg:y2="24.622cm" draw:start-shape="id26" draw:start-glue-point="2" draw:end-shape="id38" draw:end-glue-point="4" svg:d="M38276 20177l113 4445" svg:viewBox="0 0 114 4446">
          <text:p/>
        </draw:connector>
        <draw:connector draw:style-name="gr24" draw:text-style-name="P16" draw:layer="layout" draw:type="line" svg:x1="22.333cm" svg:y1="39.134cm" svg:x2="36.362cm" svg:y2="39.509cm" draw:start-shape="id37" draw:start-glue-point="1" draw:end-shape="id39" draw:end-glue-point="5" svg:d="M22333 39134l14029 375" svg:viewBox="0 0 14030 376">
          <text:p/>
        </draw:connector>
        <draw:connector draw:style-name="gr24" draw:text-style-name="P16" draw:layer="layout" draw:type="line" svg:x1="40.41cm" svg:y1="39.509cm" svg:x2="50.462cm" svg:y2="40.247cm" draw:start-shape="id39" draw:start-glue-point="7" draw:end-shape="id18" draw:end-glue-point="3" svg:d="M40410 39509l10052 738" svg:viewBox="0 0 10053 739">
          <text:p/>
        </draw:connector>
        <draw:connector draw:style-name="gr24" draw:text-style-name="P16" draw:layer="layout" draw:type="line" svg:x1="19.731cm" svg:y1="40.751cm" svg:x2="30.84cm" svg:y2="44.514cm" draw:start-shape="id37" draw:start-glue-point="2" draw:end-shape="id40" draw:end-glue-point="6" svg:d="M19731 40751l11109 3763" svg:viewBox="0 0 11110 3764">
          <text:p/>
        </draw:connector>
        <draw:connector draw:style-name="gr24" draw:text-style-name="P16" draw:layer="layout" draw:type="line" svg:x1="19.732cm" svg:y1="40.752cm" svg:x2="32.147cm" svg:y2="47.189cm" draw:end-shape="id41" draw:end-glue-point="5" svg:d="M19732 40752l12415 6437" svg:viewBox="0 0 12416 6438">
          <text:p/>
        </draw:connector>
        <draw:connector draw:style-name="gr24" draw:text-style-name="P16" draw:layer="layout" draw:type="line" svg:x1="19.732cm" svg:y1="40.752cm" svg:x2="29.394cm" svg:y2="50.233cm" draw:end-shape="id42" draw:end-glue-point="4" svg:d="M19732 40752l9662 9481" svg:viewBox="0 0 9663 9482">
          <text:p/>
        </draw:connector>
        <draw:connector draw:style-name="gr24" draw:text-style-name="P16" draw:layer="layout" draw:type="line" svg:x1="19.732cm" svg:y1="40.753cm" svg:x2="23.612cm" svg:y2="51.228cm" draw:end-shape="id43" draw:end-glue-point="4" svg:d="M19732 40753l3880 10475" svg:viewBox="0 0 3881 10476">
          <text:p/>
        </draw:connector>
        <draw:connector draw:style-name="gr24" draw:text-style-name="P16" draw:layer="layout" draw:type="line" svg:x1="19.732cm" svg:y1="40.754cm" svg:x2="17.444cm" svg:y2="50.482cm" draw:end-shape="id44" draw:end-glue-point="4" svg:d="M19732 40754l-2288 9728" svg:viewBox="0 0 2289 9729">
          <text:p/>
        </draw:connector>
        <draw:connector draw:style-name="gr24" draw:text-style-name="P16" draw:layer="layout" draw:type="line" svg:x1="19.732cm" svg:y1="40.754cm" svg:x2="13.164cm" svg:y2="48.363cm" draw:end-shape="id45" draw:end-glue-point="11" svg:d="M19732 40754l-6568 7609" svg:viewBox="0 0 6569 7610">
          <text:p/>
        </draw:connector>
        <draw:connector draw:style-name="gr24" draw:text-style-name="P16" draw:layer="layout" draw:type="line" svg:x1="19.732cm" svg:y1="40.755cm" svg:x2="12.557cm" svg:y2="44.403cm" draw:end-shape="id46" draw:end-glue-point="10" svg:d="M19732 40755l-7175 3648" svg:viewBox="0 0 7176 364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4T08:46:05.865000000</meta:creation-date>
    <dc:date>2020-05-14T11:30:05.873000000</dc:date>
    <meta:editing-duration>PT12M42S</meta:editing-duration>
    <meta:editing-cycles>3</meta:editing-cycles>
    <meta:generator>LibreOffice/6.4.1.2$Windows_X86_64 LibreOffice_project/4d224e95b98b138af42a64d84056446d09082932</meta:generator>
    <meta:document-statistic meta:object-count="91"/>
  </office:meta>
</office:document-meta>
</file>